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a8c4" officeooo:paragraph-rsid="0019a8c4"/>
    </style:style>
    <style:style style:name="P2" style:family="paragraph" style:parent-style-name="Standard">
      <style:text-properties style:use-window-font-color="true" style:text-underline-style="none" fo:font-weight="normal" officeooo:rsid="0019a8c4" officeooo:paragraph-rsid="0019a8c4" style:font-weight-asian="normal" style:font-weight-complex="normal"/>
    </style:style>
    <style:style style:name="P3" style:family="paragraph" style:parent-style-name="Standard">
      <style:text-properties style:use-window-font-color="true" style:text-underline-style="none" fo:font-weight="normal" officeooo:paragraph-rsid="001c42dd"/>
    </style:style>
    <style:style style:name="P4" style:family="paragraph" style:parent-style-name="Standard">
      <style:text-properties officeooo:paragraph-rsid="0019a8c4"/>
    </style:style>
    <style:style style:name="P5" style:family="paragraph" style:parent-style-name="Standard">
      <style:text-properties officeooo:rsid="001a69a2" officeooo:paragraph-rsid="001a69a2"/>
    </style:style>
    <style:style style:name="P6" style:family="paragraph" style:parent-style-name="Standard">
      <style:text-properties officeooo:rsid="001a69a2" officeooo:paragraph-rsid="001c42dd"/>
    </style:style>
    <style:style style:name="T1" style:family="text">
      <style:text-properties fo:color="#800000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c42dd" style:font-style-asian="normal" style:font-weight-asian="normal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normal" officeooo:rsid="0019a8c4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use-window-font-color="true" fo:font-style="normal" fo:font-weight="normal" officeooo:rsid="001a69a2" style:font-style-asian="normal" style:font-weight-asian="normal" style:font-style-complex="normal" style:font-weight-complex="normal"/>
    </style:style>
    <style:style style:name="T7" style:family="text">
      <style:text-properties style:use-window-font-color="true" fo:font-style="normal" fo:font-weight="normal" officeooo:rsid="001c42dd" style:font-style-asian="normal" style:font-weight-asian="normal" style:font-style-complex="normal" style:font-weight-complex="normal"/>
    </style:style>
    <style:style style:name="T8" style:family="text">
      <style:text-properties fo:color="#7e0021" fo:font-style="italic" fo:font-weight="normal" style:font-weight-asian="normal" style:font-weight-complex="normal"/>
    </style:style>
    <style:style style:name="T9" style:family="text">
      <style:text-properties fo:color="#7e0021" fo:font-style="normal" fo:font-weight="bold" officeooo:rsid="001c42dd" style:font-style-asian="normal" style:font-weight-asian="bold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blinking="false" fo:background-color="transparent" loext:char-shading-value="0"/>
    </style:style>
    <style:style style:name="T11" style:family="text">
      <style:text-properties fo:font-variant="normal" fo:text-transform="none" style:text-line-through-style="none" style:text-line-through-type="none" style:font-name="Times New Roman" fo:font-size="12pt" fo:font-style="normal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/text:p>
      <text:p text:style-name="P1"><text:tab/><text:tab/><text:tab/><text:tab/><text:span text:style-name="T1">Introduction</text:span></text:p>
      <text:p text:style-name="P1"/>
      <text:p text:style-name="P1"/>
      <text:p text:style-name="P2"><text:span text:style-name="T2">Dans le cadre de notre formation au second semestre de la première année de Master Informatique, il nous a été demandé de choisir un projet individuel, parmis une liste de projets, <text:s/>à réaliser pendant toute la durée du semestre. </text:span></text:p>
      <text:p text:style-name="P2"/>
      <text:p text:style-name="P4"><text:span text:style-name="T4">Notre choix s'est vite tourné sur le projet </text:span><text:span text:style-name="T8">Gestion de Collections sous Android </text:span><text:span text:style-name="T6">car le développement sous Android nous fascinne toutes les deux et que nous souhaitions approfondir nos connaissances à ce sujet. </text:span></text:p>
      <text:p text:style-name="P4"/>
      <text:p text:style-name="P5"><text:span text:style-name="T5">Notre mission consistait à concevoir <text:s/>une application android opensource, qui aide l'utilisateur à gérer ses collections de livres, DVD, CD, et autres.</text:span></text:p>
      <text:p text:style-name="P6"><text:span text:style-name="T7">L'application que nous avons nommé </text:span><text:span text:style-name="T9">BookSet </text:span><text:span text:style-name="T7">permet à son utilisateur d'ajouter ses livres, d'effectuer une recherche d'un livre dans l'application, de spécifier des informations personnels sur ses livres. </text:span></text:p>
      <text:p text:style-name="P6"><text:span text:style-name="T7">Ceci permet à l'utilisateur de savoir exactement quels livres il a en sa possession, ceux qu'il voudrais <text:s text:c="3"/>avoir, ceux qu'il a prêté, etc. <text:s text:c="3"/></text:span><text:span text:style-name="T5"><text:s text:c="2"/></text:span></text:p>
      <text:p text:style-name="P2"><text:span text:style-name="T2"><text:s/></text:span></text:p>
      <text:p text:style-name="P2"/>
      <text:p text:style-name="P3"><text:span text:style-name="T3">De manière détaillée, ce rapport aborde toutes les fonctionalités de l'application et les étapes suivies pour mener à bien la tâche qui nous a été confiée : <text:tab/></text:span><text:bookmark text:name="docs-internal-guid-6eaba74f-3f76-4aad-34e9-072c764fcab2"/><text:span text:style-name="T10">la situation de départ, les moyens mis en oeuvre pour faire avancer le projet et enfin le bila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0T21:46:49.862681561</meta:creation-date>
    <meta:generator>LibreOffice/4.2.8.2$Linux_X86_64 LibreOffice_project/420m0$Build-2</meta:generator>
    <dc:date>2015-05-10T22:14:01.370073306</dc:date>
    <meta:editing-duration>PT20M30S</meta:editing-duration>
    <meta:editing-cycles>3</meta:editing-cycles>
    <meta:document-statistic meta:table-count="0" meta:image-count="0" meta:object-count="0" meta:page-count="1" meta:paragraph-count="9" meta:word-count="191" meta:character-count="1214" meta:non-whitespace-character-count="1006"/>
  </office:meta>
</office:document-meta>
</file>